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6.2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fo:border="0.06pt solid #000000"/>
    </style:style>
    <style:style style:name="ce2" style:family="table-cell" style:parent-style-name="Default">
      <style:table-cell-properties fo:background-color="#dddddd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Columnas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Tipo de dato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entificador</text:p>
          </table:table-cell>
          <table:table-cell/>
        </table:table-row>
        <table:table-row table:style-name="ro1">
          <table:table-cell office:value-type="string" calcext:value-type="string">
            <text:p>timesta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l_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fe_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_flo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ld_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_r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ch_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duct_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_a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a_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on_pop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_zone_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ust_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ren_presch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chool_qu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chool_education_centers_ra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ren_sch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ol_qu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ol_education_centers_ra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ol_education_centers_top_20_ra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pital_beds_ra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thcare_centers_ra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versity_top_20_ra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rt_objects_ra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itional_education_ra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lture_objects_top_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lture_objects_top_25_ra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pping_centers_ra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_ra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al_power_plant_ra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neration_ra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_chemistry_ra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ation_ra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lroad_terminal_ra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_market_ra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lear_reactor_ra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ntion_facility_ra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l_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e_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male_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ng_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ng_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ng_fe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_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_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_fe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der_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der_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der_fe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_6_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_6_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_6_fe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_14_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_14_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_14_fe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_17_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_17_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_17_fe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_29_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_29_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_29_fe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_13_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_13_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_13_fe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on_build_count_with_material_in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ld_count_b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ld_count_w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ld_count_fr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ld_count_bri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ld_count_monoli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ld_count_pa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ld_count_fo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ld_count_sl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ld_count_m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on_build_count_with_builddate_in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ld_count_before_19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ld_count_1921-1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ld_count_1946-19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ld_count_1971-1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ld_count_after_1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met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ro_min_av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ro_km_av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ro_min_wa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ro_km_wa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dergarten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ol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k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_zone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ustrial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treatment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metery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neration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lroad_station_walk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lroad_station_walk_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railroad_station_wa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lroad_station_avto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lroad_station_avto_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railroad_station_av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_transport_station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_transport_station_min_wa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1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ad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ovoe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var_ring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emlin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_road1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big_road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_road1_1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_road2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big_road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lroad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lroad_1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_vokzaly_avto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railroad_term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_terminal_avto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bus_term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_chemistry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lear_reactor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ation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_transmission_line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al_power_plant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_market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_shop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ness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m_pool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_rink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dium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ketball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pice_morgue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ntion_facility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_healthcare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versity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places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pping_centers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itional_education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chool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_church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urch_synagogue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que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ater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eum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hibition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ering_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o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_part_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_part_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_count_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_sqm_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c_count_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c_sqm_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sum_500_min_price_a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sum_500_max_price_a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avg_price_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500_na_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500_price_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500_price_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500_price_1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500_price_2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500_price_4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500_price_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_church_count_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urch_count_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que_count_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sure_count_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rt_count_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_count_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_part_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_part_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_count_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_sqm_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c_count_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c_sqm_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sum_1000_min_price_a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sum_1000_max_price_a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avg_price_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1000_na_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1000_price_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1000_price_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1000_price_1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1000_price_2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1000_price_4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1000_price_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_church_count_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urch_count_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que_count_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sure_count_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rt_count_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_count_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_part_1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_part_1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_count_1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_sqm_1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c_count_1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c_sqm_1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1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sum_1500_min_price_a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sum_1500_max_price_a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avg_price_1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1500_na_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1500_price_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1500_price_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1500_price_1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1500_price_2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1500_price_4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1500_price_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_church_count_1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urch_count_1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que_count_1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sure_count_1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rt_count_1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_count_1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_part_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_part_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_count_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_sqm_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c_count_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c_sqm_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sum_2000_min_price_a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sum_2000_max_price_a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avg_price_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2000_na_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2000_price_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2000_price_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2000_price_1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2000_price_2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2000_price_4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2000_price_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_church_count_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urch_count_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que_count_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sure_count_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rt_count_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_count_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_part_3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_part_3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_count_3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_sqm_3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c_count_3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c_sqm_3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3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sum_3000_min_price_a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sum_3000_max_price_a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avg_price_3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3000_na_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3000_price_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3000_price_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3000_price_1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3000_price_2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3000_price_4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3000_price_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_church_count_3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urch_count_3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que_count_3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sure_count_3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rt_count_3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_count_3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_part_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_part_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_count_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_sqm_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c_count_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c_sqm_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sum_5000_min_price_a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sum_5000_max_price_a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avg_price_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5000_na_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5000_price_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5000_price_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5000_price_1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5000_price_2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5000_price_4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_count_5000_price_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_church_count_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urch_count_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que_count_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sure_count_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rt_count_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_count_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ce_doc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18:02:44.036999934</meta:creation-date>
    <dc:date>2017-05-11T18:16:43.530437409</dc:date>
    <meta:editing-duration>PT3M34S</meta:editing-duration>
    <meta:editing-cycles>2</meta:editing-cycles>
    <meta:generator>LibreOffice/5.1.6.2$Linux_X86_64 LibreOffice_project/10m0$Build-2</meta:generator>
    <meta:document-statistic meta:table-count="1" meta:cell-count="296" meta:object-count="0"/>
  </office:meta>
</office:document-meta>
</file>